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fo:font-size="14pt"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 style:family="paragraph" style:parent-style-name="Standard">
      <style:paragraph-properties fo:text-align="start"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5" style:family="paragraph" style:parent-style-name="Standard">
      <style:paragraph-properties fo:text-align="justify" style:justify-single-word="false"/>
      <style:text-properties fo:color="#000000" style:font-name="DejaVu Sans" fo:font-size="12pt" fo:font-weight="normal" style:font-name-asian="Arial-BoldMT" style:font-size-asian="10.5pt" style:font-weight-asian="normal" style:font-name-complex="Arial-BoldMT" style:font-size-complex="12pt" style:font-weight-complex="normal"/>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6">
      <style:paragraph-properties fo:text-align="justify" style:justify-single-word="false"/>
    </style:style>
    <style:style style:name="P11" style:family="paragraph" style:parent-style-name="Standard" style:list-style-name="L8">
      <style:paragraph-properties fo:text-align="justify" style:justify-single-word="false"/>
    </style:style>
    <style:style style:name="P12" style:family="paragraph" style:parent-style-name="Standard" style:list-style-name="L9">
      <style:paragraph-properties fo:text-align="justify" style:justify-single-word="false"/>
    </style:style>
    <style:style style:name="P13" style:family="paragraph" style:parent-style-name="Standard" style:list-style-name="L12">
      <style:paragraph-properties fo:text-align="justify" style:justify-single-word="false"/>
    </style:style>
    <style:style style:name="P14" style:family="paragraph" style:parent-style-name="Standard">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15" style:family="paragraph" style:parent-style-name="Standard" style:list-style-name="L2">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16" style:family="paragraph" style:parent-style-name="Standard" style:list-style-name="L3">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17" style:family="paragraph" style:parent-style-name="Standard" style:list-style-name="L4">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18" style:family="paragraph" style:parent-style-name="Standard" style:list-style-name="L5">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19" style:family="paragraph" style:parent-style-name="Standard" style:list-style-name="L7">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20" style:family="paragraph" style:parent-style-name="Standard" style:list-style-name="L8">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21" style:family="paragraph" style:parent-style-name="Standard" style:list-style-name="L9">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22" style:family="paragraph" style:parent-style-name="Standard" style:list-style-name="L10">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23" style:family="paragraph" style:parent-style-name="Standard" style:list-style-name="L11">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24" style:family="paragraph" style:parent-style-name="Standard" style:list-style-name="L12">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T3" style:family="text">
      <style:text-properties fo:color="#000000" style:font-name="DejaVu Sans" fo:font-size="12pt" fo:font-weight="normal" style:font-name-asian="Arial-BoldMT" style:font-size-asian="10.5pt" style:font-weight-asian="normal" style:font-name-complex="Arial-BoldMT" style:font-size-complex="12pt" style:font-weight-complex="normal"/>
    </style:style>
    <style:style style:name="T4" style:family="text">
      <style:text-properties fo:color="#000000" style:font-name="DejaVu Sans" fo:font-size="12pt" fo:font-weight="normal" style:font-name-asian="TimesNewRomanPSMT" style:font-size-asian="10.5pt" style:font-weight-asian="normal" style:font-name-complex="TimesNewRomanPSMT" style:font-size-complex="12pt" style:font-weight-complex="normal"/>
    </style:style>
    <style:style style:name="T5" style:family="text">
      <style:text-properties fo:color="#000000" style:font-name="DejaVu Sans" fo:font-size="12pt" fo:font-style="italic" fo:font-weight="normal" style:font-name-asian="ArialMT" style:font-size-asian="10.5pt" style:font-style-asian="italic" style:font-weight-asian="normal" style:font-name-complex="ArialMT" style:font-size-complex="12pt" style:font-style-complex="italic" style:font-weight-complex="normal"/>
    </style:style>
    <style:style style:name="T6" style:family="text">
      <style:text-properties fo:color="#000000" style:font-name="DejaVu Sans" fo:font-size="12pt" fo:font-weight="bold" style:font-name-asian="ArialMT" style:font-size-asian="10.5pt" style:font-weight-asian="bold" style:font-name-complex="ArialMT" style:font-size-complex="12pt" style:font-weight-complex="bold"/>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EBRA DI DATI</text:p>
      <text:p text:style-name="P2"/>
      <text:p text:style-name="P2">Come è già stato osservato in precedenza l'uso della parametrizzazione e della specifica consentono la definizione di diversi tipi di astrazione:</text:p>
      <text:p text:style-name="P2"/>
      <text:list xml:id="list35437962" text:style-name="L1">
        <text:list-item>
          <text:p text:style-name="P7"><text:span text:style-name="T3">astrazione procedurale: è fornita da tutti i linguaggi di alto livello, </text:span><text:span text:style-name="T2">si aggiungono nuovi operatori a quelli della macchina astratta del linguaggio di programmazione. E' possibile dire che pressoché qualunque linguaggio di programmazione fornisce la astrazione procedurale e attraverso la specifica è possibile descrivere le proprietà del nuovo operatore</text:span></text:p>
        </text:list-item>
      </text:list>
      <text:p text:style-name="P5"><office:annotation><dc:creator>luca j</dc:creator><dc:date>2011-12-29T10:42:26.58</dc:date><text:p text:style-name="P25"><text:span text:style-name="T9">Cosa fare con l'esempio dell'astrazione procedurale pag 3-4? </text:span></text:p></office:annotation></text:p>
      <text:list xml:id="list40315536" text:continue-numbering="true" text:style-name="L1">
        <text:list-item>
          <text:p text:style-name="P7"><text:span text:style-name="T3">astrazione di dati: </text:span><text:span text:style-name="T2">si aggiungono nuovi tipi di dato e i relativi operatori a quelli della macchina astratta del linguaggio di programmazione</text:span></text:p>
        </text:list-item>
      </text:list>
      <text:p text:style-name="P5"/>
      <text:list xml:id="list40302173" text:continue-numbering="true" text:style-name="L1">
        <text:list-item>
          <text:p text:style-name="P7"><text:span text:style-name="T3">iterazione astratta:</text:span><text:span text:style-name="T3"> </text:span><text:span text:style-name="T2">permette di iterare su elementi di una collezione, senza sapere come questi vengono ottenuti</text:span></text:p>
        </text:list-item>
      </text:list>
      <text:p text:style-name="P5"/>
      <text:list xml:id="list40323465" text:continue-numbering="true" text:style-name="L1">
        <text:list-item>
          <text:p text:style-name="P7"><text:span text:style-name="T3">gerarchi</text:span><text:span text:style-name="T3">a</text:span><text:span text:style-name="T3"> di tipo:</text:span><text:span text:style-name="T4"> </text:span><text:span text:style-name="T2">permette di astrarre da specifici tipi di dato a famiglie di tipi correlati</text:span></text:p>
        </text:list-item>
      </text:list>
      <text:p text:style-name="P3"/>
      <text:p text:style-name="P3">L'astrazione procedurale espone all'utente un punto di vista della procedura che gli consente di non preoccuparsi dei dettagli implementativi (come la procedura fa l'operazione cui è deputata) che possono spesso essere anche molto complessi. Dunque le informazioni del corpo della procedura diventano dal punto di vista dell'utente non rilevanti e non potendone osservare la computazione delle istruzioni ivi contenute non può dedurre dal corpo proprietà diverse da quelle specificate nelle asserzioni.</text:p>
      <text:p text:style-name="P3"/>
      <text:p text:style-name="P6"><text:span text:style-name="T2">L'astrazione di dati</text:span><text:span text:style-name="T2"> ricalca ed estende il concetto di astrazione procedurale </text:span><text:span text:style-name="T2">e ormai è </text:span><text:span text:style-name="T2">fornita da tutti i linguaggi ad alto livello moderni; </text:span><text:span text:style-name="T2">essa </text:span><text:span text:style-name="T2">aggiunge al linguaggio nuovi tipi di dato e i relativi operatori </text:span><text:span text:style-name="T2">ed è una cosa diversa dal disporre di un insieme di astrazioni procedurali che agiscono u un tipo di dato.</text:span></text:p>
      <text:p text:style-name="P3"/>
      <text:p text:style-name="P6"><text:span text:style-name="T2">L'iterazione astratta non è fornita direttamente da nessun linguaggio di programmazione di uso comune ma può essere simulata (in C++ o Java). Il suo scopo è consentire l'iterazione sugli elementi di una collezione senza fornire informazioni su come tali elementi sono ottenuti ossia si astrae sul flusso di controllo del ciclo iterativo. </text:span><text:span text:style-name="T2">Tipicamente gli elementi sono essi stessi dei tipi di dato astratto.</text:span></text:p>
      <text:p text:style-name="P3"/>
      <text:p text:style-name="P6"><text:span text:style-name="T2">La gerarchia di tipo è fornita da alcuni linguaggi di alto livello come ad esempio Java</text:span><text:span text:style-name="T2"> </text:span><text:span text:style-name="T2">e </text:span><text:span text:style-name="T2">permett</text:span><text:span text:style-name="T2">e </text:span><text:span text:style-name="T2">di astrarre gruppi di astrazioni di dati (tipi) a famiglie di tipi </text:span><text:span text:style-name="T2">che condividono alcuni operatori </text:span><text:span text:style-name="T2">definit</text:span><text:span text:style-name="T2">i</text:span><text:span text:style-name="T2"> nel supertype, di cui tutti i tipi della famiglia sono subtypes.</text:span></text:p>
      <text:p text:style-name="P3">Una famiglia di tipi astrae i dettagli che rendono diversi tra loro i vari tipi della famiglia consentendo in molti casi, al programmatore di ignorarne le differenze.</text:p>
      <text:p text:style-name="P3"/>
      <text:p text:style-name="P3">Il tipo di astrazione più importante per guidare la decomposizione è l'astrazione sui dati dove gli iteratori astratti e le gerarchie di tipo sono comunque basati su tipi di dati astratti.</text:p>
      <text:p text:style-name="P3">Anche se è realizzabile in linguaggi a tipizzazione forte, l'astrazione di dati è il meccanismo fondamentale della <text:span text:style-name="T1">programmazione orientata agli oggetti</text:span>.</text:p>
      <text:p text:style-name="P3"/>
      <text:p text:style-name="P3">E' comunque possibile realizzare astrazione di dati anche all'interno del paradigma di programmazione funzionale.</text:p>
      <text:p text:style-name="P3"/>
      <text:p text:style-name="P3">L'astrazione sollecita ad individuare le organizzazioni dei dati più adatte alla soluzione di un problema operando un'estensione dell'<text:span text:style-name="T1">algebra dei dati</text:span> disponibile in un dato <text:soft-page-break/>linguaggio di programmazione.</text:p>
      <text:p text:style-name="P3"/>
      <text:p text:style-name="P3">Un'algebra è un sistema matematico costituito da:</text:p>
      <text:list xml:id="list35448962" text:style-name="L2">
        <text:list-item>
          <text:p text:style-name="P15">un dominio, cioè un insieme di valori</text:p>
        </text:list-item>
        <text:list-item>
          <text:p text:style-name="P15">un insieme di funzioni applicabili su tali valori</text:p>
          <text:p text:style-name="P15"/>
        </text:list-item>
      </text:list>
      <text:p text:style-name="P3">Numero, Tipo e Proprietà delle funzioni sono gli elementi essenziali di un'algebra. Molti linguaggi di programmazione forniscono i mezzi per creare nuovi tipi di dati, ma non tutti consentono di definire un'algebra completa creando Tipi di Dati Astratti.</text:p>
      <text:p text:style-name="P3"/>
      <text:p text:style-name="P3"><text:span text:style-name="T7">U</text:span>n tipo di dati si dice astratto e viene indicato con ADT (Abstract Data Type) se le operazioni applicabili sugli oggetti o strutture dati che rappresentano sono isolate dai dettagli usati per realizzare il tipo. <office:annotation><dc:creator>luca j</dc:creator><dc:date>2012-01-03T19:09:44.11</dc:date><text:p text:style-name="P26"><text:span text:style-name="T10">Migliorare la definizione di ADT pag 11-12</text:span></text:p></office:annotation></text:p>
      <text:p text:style-name="P3">La corrispondenza tra tipo astratto e algebra si basa sul parallelo tra gli insiemi di valori di un algebra e i domini di definizione di un tipo astratto, e tra le funzioni di un'algebra e gli operatori associati ad un tipo astratto.</text:p>
      <text:p text:style-name="P3"/>
      <text:p text:style-name="P3">Un'algebra dei dati può essere definita come costituita da:</text:p>
      <text:p text:style-name="P3"/>
      <text:list xml:id="list35441283" text:style-name="L3">
        <text:list-item>
          <text:p text:style-name="P16">una famiglia di insiemi (insieme di dati)</text:p>
        </text:list-item>
        <text:list-item>
          <text:p text:style-name="P16">una famiglia di operatori sui dati (operatori)</text:p>
        </text:list-item>
        <text:list-item>
          <text:p text:style-name="P16">un repertorio di simboli (o nomi) per indicare l'insieme di dati</text:p>
        </text:list-item>
        <text:list-item>
          <text:p text:style-name="P16">un repertorio di simboli (o nomi) per indicare gli operatori</text:p>
        </text:list-item>
        <text:list-item>
          <text:p text:style-name="P16"><office:annotation><dc:creator>luca j</dc:creator><dc:date>2012-01-03T19:14:46.01</dc:date><text:p text:style-name="P26"><text:span text:style-name="T10">Punto 5 mancante nelle slide 11-12</text:span></text:p></office:annotation>un repertorio di simboli (o costanti) per indicare specifici elementi degli insiemi di dati</text:p>
        </text:list-item>
      </text:list>
      <text:p text:style-name="P3"/>
      <text:p text:style-name="P3">Un esempio di algebra di dati può essere il seguente:</text:p>
      <text:p text:style-name="P3"/>
      <text:list xml:id="list35460032" text:style-name="L4">
        <text:list-item>
          <text:p text:style-name="P17">una famiglia di insiemi costituita dall'insieme dei numeri interi, l'insieme dei valori booleani, l'insieme delle stringhe</text:p>
          <text:p text:style-name="P17"/>
        </text:list-item>
        <text:list-item>
          <text:p text:style-name="P17">una famiglia di operatori che comprende:</text:p>
        </text:list-item>
      </text:list>
      <text:list xml:id="list35447418" text:style-name="L5">
        <text:list-item>
          <text:p text:style-name="P18">operatori aritmetici (somma, sottrazione, moltiplicazione e divisione) applicabili agli elementi dell'insieme dei numeri interi</text:p>
        </text:list-item>
        <text:list-item>
          <text:p text:style-name="P18">operatori di congiunzione, disgiunzione e negazione applicabili per gli elementi dell'insieme dei booleani</text:p>
        </text:list-item>
        <text:list-item>
          <text:p text:style-name="P8"><text:span text:style-name="T2">operatori di confronto tra interi (maggiore, minore, uguale ecc...) applicabili applicabili agli elementi dell'insieme dei numeri </text:span><text:span text:style-name="T2">interi</text:span></text:p>
        </text:list-item>
        <text:list-item>
          <text:p text:style-name="P8"><text:span text:style-name="T2">operatori di concatenazione </text:span><text:span text:style-name="T2">e di selezione di sottostringa </text:span><text:span text:style-name="T2">applicabili agli elementi dell'insieme de</text:span><text:span text:style-name="T2">lle stringhe</text:span><text:span text:style-name="T2">.</text:span></text:p>
        </text:list-item>
      </text:list>
      <text:list xml:id="list40317052" text:continue-list="list35460032" text:style-name="L4">
        <text:list-header>
          <text:p text:style-name="P9">Ovviamente <text:span text:style-name="T2">gli operatori possono essere combinati per ottenere delle espressioni.</text:span></text:p>
          <text:p text:style-name="P17"/>
        </text:list-header>
        <text:list-item>
          <text:p text:style-name="P17">un repertorio dei simboli per l'insieme di dati potrebbe essere, rispettivamente per l'insieme dei numeri interi, per l'insieme dei valori booleani per l'insieme delle stringhe: integer, boolean, string</text:p>
        </text:list-item>
      </text:list>
      <text:p text:style-name="P3"/>
      <text:list xml:id="list40308149" text:continue-numbering="true" text:style-name="L4">
        <text:list-item>
          <text:p text:style-name="P17">un repertorio di simboli per gli operatori aritmetici potrebbe essere: +, -, *, /; per gli operatori booleani potrebbe essere and, or, not; per gli operatori di confronto potrebbe essere: &gt;, &lt;, =, ≠, ≤, ≥; per gli operatori di concatenazione potrebbe essere substr e per l'operatore di selezione potrebbe essere &amp;</text:p>
          <text:p text:style-name="P17"><office:annotation><dc:creator>luca j</dc:creator><dc:date>2012-01-03T19:15:21.48</dc:date><text:p text:style-name="P26"><text:span text:style-name="T10">Punto 5 mancante nelle slide.</text:span></text:p></office:annotation></text:p>
        </text:list-item>
        <text:list-item>
          <text:p text:style-name="P17">un repertorio di simboli per i singoli elementi dell'insieme dei numeri interi potrebbero essere: le 10 cifre decimali che formano una sequenza eventualmente preceduta dal simbolo + o -, interpretata secondo la notazione decimale; per gli elementi dell'insieme dei valori booleani potrebbero essere: True e False; per gli <text:soft-page-break/>elementi dell'insieme delle stringhe potrebbero essere: un qualunque carattere che formano una sequenza racchiusa tra apici</text:p>
        </text:list-item>
      </text:list>
      <text:p text:style-name="P3"/>
      <text:p text:style-name="P3">Le proprietà di un'algebra dipendono dalla famiglia di insiemi e dalla famiglia di operatori. Nei linguaggi di programmazione il binomio dati–operatori è inscindibile.</text:p>
      <text:p text:style-name="P3"/>
      <text:p text:style-name="P3">Un'astrazione di dati è costituita da una specifica che ha il compito descrivere sinteticamente il tipo dei dati e gli operatori che li caratterizzano e da una realizzazione stabilisce come i dati e gli operatori vengono ricondotti ai tipi di dati e agli operatori già disponibili.</text:p>
      <text:p text:style-name="P3"/>
      <text:p text:style-name="P3">Per poter attuare una corretta astrazione di dati bisogna individuare i costrutti del linguaggio di programmazione che la consentono e sono necessari mezzi per definire e creare nuovi tipi di dati. Per gli operatori, non è sufficiente usare sottoprogrammi che li implementano, ma bisogna assicurare che a questi vi sia un accesso <text:span text:style-name="T8">controllato</text:span>.</text:p>
      <text:p text:style-name="P4"/>
      <text:p text:style-name="P3">Disponendo di un linguaggio a tipizzazione forte, possiamo utilizzare dati che definiamo e dichiariamo direttamente, prescindendo dalla effettiva realizzazione e fare in modo che alle procedure (operatori) costruite per i nostri dati abbiano accesso esclusivamente quei dati. Queste caratteristiche necessarie a una buona astrazione di dati sono note come <text:span text:style-name="T1">requisiti della astrazione di dati</text:span>.</text:p>
      <text:p text:style-name="P3">Tali requisiti sono:</text:p>
      <text:p text:style-name="P3"/>
      <text:list xml:id="list35442286" text:style-name="L6">
        <text:list-item>
          <text:p text:style-name="P10"><text:span text:style-name="T6">r</text:span><text:span text:style-name="T6">eq</text:span><text:span text:style-name="T6">u</text:span><text:span text:style-name="T6">isi</text:span><text:span text:style-name="T6">t</text:span><text:span text:style-name="T6">o di </text:span><text:span text:style-name="T6">a</text:span><text:span text:style-name="T6">s</text:span><text:span text:style-name="T6">tr</text:span><text:span text:style-name="T6">azi</text:span><text:span text:style-name="T6">o</text:span><text:span text:style-name="T6">ne</text:span><text:span text:style-name="T2">: </text:span><text:span text:style-name="T2">r</text:span><text:span text:style-name="T2">is</text:span><text:span text:style-name="T2">ult</text:span><text:span text:style-name="T2">a </text:span><text:span text:style-name="T2">verificato quando i programmi che usano un'astrazione possono essere scritti in modo da non dipendere dalle scelte di realizzazione. </text:span><text:span text:style-name="T2">N</text:span><text:span text:style-name="T2">el caso di alcuni linguaggi (</text:span><text:span text:style-name="T2">P</text:span><text:span text:style-name="T2">ascal, </text:span><text:span text:style-name="T2">ADA</text:span><text:span text:style-name="T2">, </text:span><text:span text:style-name="T2">M</text:span><text:span text:style-name="T2">odula2 </text:span><text:span text:style-name="T2">ecc...</text:span><text:span text:style-name="T2">) le diverse realizzazioni non provocano cambi nelle intestazioni dei sottoprogrammi che realizzano gli operatori.</text:span></text:p>
          <text:p text:style-name="P10"><text:span text:style-name="T2">L</text:span><text:span text:style-name="T2">a mancanza del requisito di astrazione si manifesta con l'impossibilità di dichiarare </text:span><text:span text:style-name="T5">direttamente</text:span><text:span text:style-name="T2"> variabili con il nuovo tipo definito </text:span><text:span text:style-name="T2">e ciò comporta che n</text:span><text:span text:style-name="T2">el codice non si pu</text:span><text:span text:style-name="T2">ò </text:span><text:span text:style-name="T2">fare riferimento ai nuovi dati creati prescindendo dalla rappresentazione usata e dalla realizzazione.</text:span></text:p>
        </text:list-item>
      </text:list>
      <text:p text:style-name="P3"/>
      <text:list xml:id="list40297876" text:continue-numbering="true" text:style-name="L6">
        <text:list-item>
          <text:p text:style-name="P10"><text:span text:style-name="T6">requisito di protezione</text:span><text:span text:style-name="T2">: </text:span><text:span text:style-name="T2">risu</text:span><text:span text:style-name="T2">l</text:span><text:span text:style-name="T2">ta </text:span><text:span text:style-name="T2">verificato se sui nuovi dati si può lavorare esclusivamente con gli operatori definiti all'atto della specifica.</text:span></text:p>
          <text:p text:style-name="P10"><text:span text:style-name="T2">L</text:span><text:span text:style-name="T2">a mancanza del requisito di protezione si manifesta con la possibilit</text:span><text:span text:style-name="T2">à </text:span><text:span text:style-name="T2">di </text:span><text:span text:style-name="T2">lavorare con gli operatori definiti per i nuovi dati anche su dati con rappresentazioni simili, ma non omogenei per tipo.</text:span></text:p>
          <text:p text:style-name="P10"><text:span text:style-name="T2">N</text:span><text:span text:style-name="T2">el caso di alcuni linguaggi, il tipo di dichiarative dei sottoprogrammi non specifica formalmente il tipo dei parametri e consente un accesso poco controllato agli operatori.</text:span></text:p>
        </text:list-item>
      </text:list>
      <text:p text:style-name="P3"/>
      <text:p text:style-name="P3">Il requisito di astrazione, in accordo con i principi della astrazione di dati, impone che i programmi siano sensibili solo a variazioni della specifica dei nuovi tipi.</text:p>
      <text:p text:style-name="P3"/>
      <text:p text:style-name="P3">Il requisito di protezione è particolarmente importante, se vogliamo che l'esecutore del linguaggio assicuri i controlli di consistenza tra i tipi di dati e gli operatori, non solo ai dati primitivi, ma anche ai dati ottenuti per astrazione.</text:p>
      <text:p text:style-name="P3"/>
      <text:p text:style-name="P6"><text:span text:style-name="T2">S</text:span><text:span text:style-name="T2">i </text:span><text:span text:style-name="T2">è </text:span><text:span text:style-name="T2">detto </text:span><text:span text:style-name="T2">in precedenza </text:span><text:span text:style-name="T2">che un</text:span><text:span text:style-name="T2">'</text:span><text:span text:style-name="T2">astrazione di dati è costituita da una specifica e una realizzazione. </text:span><text:span text:style-name="T2">La</text:span><text:span text:style-name="T2"> specifica ha il compito descrivere sinteticamente il tipo dei dati e gli operatori che li caratterizzano </text:span><text:span text:style-name="T2">e</text:span><text:span text:style-name="T2"> si distingue in </text:span><text:span text:style-name="T6">specifica sintattica</text:span><text:span text:style-name="T2"> </text:span><text:span text:style-name="T2">e </text:span><text:span text:style-name="T6">s</text:span><text:span text:style-name="T6">pecifica semantica</text:span><text:span text:style-name="T2">.</text:span></text:p>
      <text:p text:style-name="P3"/>
      <text:p text:style-name="P3">La specifica sintattica fornisce:</text:p>
      <text:list xml:id="list35437532" text:style-name="L7">
        <text:list-item>
          <text:p text:style-name="P19"><text:soft-page-break/>l'elenco dei nomi dei tipi di dato utilizzati per definire la struttura, delle operazioni specifiche della struttura e delle costanti</text:p>
        </text:list-item>
        <text:list-item>
          <text:p text:style-name="P19">i domini di partenza e di arrivo, cioè i tipi degli operandi e del risultato per ogni nome di operatore</text:p>
        </text:list-item>
      </text:list>
      <text:p text:style-name="P3"/>
      <text:p text:style-name="P3">La specifica semantica definisce il significato dei nomi introdotti con la specifica sintattica; fornisce una associazione:</text:p>
      <text:list xml:id="list35451563" text:style-name="L8">
        <text:list-item>
          <text:p text:style-name="P11"><text:span text:style-name="T2">tr</text:span><text:span text:style-name="T2">a </text:span><text:span text:style-name="T2">un insieme </text:span><text:span text:style-name="T2">e</text:span><text:span text:style-name="T2">d ogni nome di tipo introdotto nella specifica sintattica</text:span></text:p>
        </text:list-item>
        <text:list-item>
          <text:p text:style-name="P20">un valore ad ogni costante</text:p>
        </text:list-item>
        <text:list-item>
          <text:p text:style-name="P20">una funzione ad ogni nome di operatore esplicitando sui domini di partenza e di arrivo: </text:p>
        </text:list-item>
      </text:list>
      <text:list xml:id="list35444776" text:style-name="L9">
        <text:list-item>
          <text:p text:style-name="P21">una precondizione che definisce quando l'operatore è applicabile</text:p>
        </text:list-item>
        <text:list-item>
          <text:p text:style-name="P12"><text:span text:style-name="T2">una postcondizione che stabilisce come il risultato sia vincolato agli argomenti dell</text:span><text:span text:style-name="T2">'</text:span><text:span text:style-name="T2">operatore</text:span></text:p>
        </text:list-item>
      </text:list>
      <text:p text:style-name="P3"/>
      <text:p text:style-name="P6"><text:span text:style-name="T2">D</text:span><text:span text:style-name="T2">efinite le specifiche, la realizzazione sfrutta al meglio le possibilit</text:span><text:span text:style-name="T2">à </text:span><text:span text:style-name="T2">offerte dall</text:span><text:span text:style-name="T2">'</text:span><text:span text:style-name="T2">ambiente di programmazione.</text:span></text:p>
      <text:p text:style-name="P3"><office:annotation><dc:creator>luca j</dc:creator><dc:date>2012-01-03T19:32:03.19</dc:date><text:p text:style-name="P26"><text:span text:style-name="T10">Inserire esempi pag 25-29? </text:span></text:p></office:annotation></text:p>
      <text:p text:style-name="P6"><text:span text:style-name="T2">U</text:span><text:span text:style-name="T2">n costrutto di programmazione propriamente adatto alla realizzazione di astrazione di dati dovrà:</text:span></text:p>
      <text:list xml:id="list40296019" text:continue-list="list35451563" text:style-name="L8">
        <text:list-item>
          <text:p text:style-name="P20">dichiarare esplicitamente quali sono i nuovi tipi di dati e quali sono i nuovi operatori</text:p>
        </text:list-item>
        <text:list-item>
          <text:p text:style-name="P20">definire la rappresentazione dei nuovi dati in termini di dati preesistenti</text:p>
        </text:list-item>
        <text:list-item>
          <text:p text:style-name="P20">contenere un insieme di sottoprogrammi che realizzino gli operatori definiti sui nuovi dati</text:p>
          <text:p text:style-name="P20"/>
        </text:list-item>
      </text:list>
      <text:p text:style-name="P3">I dati sono spesso riuniti insieme in una struttura detta struttura di dati che può essere vista come un particolare tipo di dato, caratterizzato più dall'organizzazione dei dati più che dal tipo dei dati stessi, infatti il tipo dei dati contenuti può essere addirittura parametrico</text:p>
      <text:p text:style-name="P3"/>
      <text:p text:style-name="P3">Una struttura di dati è composta quindi da:</text:p>
      <text:list xml:id="list40322619" text:continue-numbering="true" text:style-name="L8">
        <text:list-item>
          <text:p text:style-name="P20">un modo sistematico di organizzare i dati</text:p>
        </text:list-item>
        <text:list-item>
          <text:p text:style-name="P20">un insieme di operatori che permettono di manipolare la struttura</text:p>
        </text:list-item>
      </text:list>
      <text:p text:style-name="P3"/>
      <text:p text:style-name="P3">Formalmente, una struttura di dati è un modello matematico che consiste nella definizione di una collezione di valori (dominio) sui quali sono ammesse certe operazioni (funzioni).</text:p>
      <text:p text:style-name="P3"><office:annotation><dc:creator>luca j</dc:creator><dc:date>2012-01-03T19:41:14.01</dc:date><text:p text:style-name="P26"><text:span text:style-name="T10">Mancano qui le pagine 32-&gt;38</text:span></text:p></office:annotation></text:p>
      <text:p text:style-name="P3">La realizzazione riconduce le specifiche sintattiche e semantiche ai tipi primitivi e agli operatori già disponibili; in particolare gli operatori sono realizzati con sottoprogrammi.</text:p>
      <text:p text:style-name="P3">Le metodologie di programmazione tendono a rendere la realizzazione non visibile all'utente, ma alla stessa specifica possono corrispondere realizzazioni più o meno efficienti. Oltre a valutare l'efficienza dell'algoritmo, è necessario, per programmi che usano dati astratti, valutare l’efficienza dei programmi che realizzano gli operatori.</text:p>
      <text:p text:style-name="P3"/>
      <text:p text:style-name="P3">Per valutare l’efficienza, si prescinde dalle caratteristiche della macchina, e si fa riferimento a:</text:p>
      <text:list xml:id="list35435626" text:style-name="L10">
        <text:list-item>
          <text:p text:style-name="P22">dati contenuti in memoria</text:p>
        </text:list-item>
        <text:list-item>
          <text:p text:style-name="P22">memoria organizzata in celle (parola)</text:p>
        </text:list-item>
        <text:list-item>
          <text:p text:style-name="P22">celle accessibili tramite indirizzo</text:p>
        </text:list-item>
        <text:list-item>
          <text:p text:style-name="P22">indirizzi che sono interi consecutivi</text:p>
        </text:list-item>
        <text:list-item>
          <text:p text:style-name="P22">dati elementari che non decidono la capacità di una cella (maxint)</text:p>
        </text:list-item>
        <text:list-item>
          <text:p text:style-name="P22">variabili contenute in celle di indirizzo noto il cui accesso richiede tempo costante.</text:p>
        </text:list-item>
      </text:list>
      <text:p text:style-name="P3"><text:soft-page-break/><office:annotation><dc:creator>luca j</dc:creator><dc:date>2012-01-03T20:08:32.35</dc:date><text:p text:style-name="P26"><text:span text:style-name="T10">Mancano esempi reliazzazioni pag 41-&gt;51</text:span></text:p></office:annotation></text:p>
      <text:p text:style-name="P3">L'astrazione dati deve anche verificare il requisito di protezione e ciò si traduce nel concetto di <text:span text:style-name="T1">Information Hiding</text:span> che suggerisce di nascondere delle informazioni nella realizzazione della struttura perché non necessaria al fruitore dell'entità astratta, sia perché la sua rivelazione creerebbe delle inutili dipendenze e finirebbero per compromettere l'invarianza ai cambiamenti.</text:p>
      <text:p text:style-name="P3">Nella astrazione procedurale la tecnica suggerisce di nascondere i dettagli del processo di trasformazione.</text:p>
      <text:p text:style-name="P3">Nella astrazione dati la tecnica identifica nella rappresentazione del dato l'informazione da nascondere.</text:p>
      <text:p text:style-name="P3">In entrambi i casi non si dice come fare qualcosa. </text:p>
      <text:p text:style-name="P3"/>
      <text:p text:style-name="P3">L'incapsulamento (encapsulation) è una tecnica di progettazione consistente nell'impacchettare (racchiudere in capsule) una collezione di cose, creando una barriera concettuale ed è l'esempio classico di information hiding.</text:p>
      <text:p text:style-name="P3">L'incapsulamento implica un processo definito impacchettamento e la presenza di una entità ossia il pacchetto.</text:p>
      <text:p text:style-name="P3">L'incapsulamento non dice come devono essere le <text:span text:style-name="T8">pareti</text:span> del pacchetto, che potranno essere:</text:p>
      <text:list xml:id="list35437101" text:style-name="L11">
        <text:list-item>
          <text:p text:style-name="P23">Trasparenti: permettendo di vedere tutto ciò che è stato impacchettato</text:p>
        </text:list-item>
        <text:list-item>
          <text:p text:style-name="P23">Traslucide: permettendo di vedere in modo parziale il contenuto</text:p>
        </text:list-item>
        <text:list-item>
          <text:p text:style-name="P23">Opache: nascondendo tutto il contenuto del pacchetto.</text:p>
        </text:list-item>
      </text:list>
      <text:list xml:id="list40296087" text:continue-list="list35435626" text:style-name="L10">
        <text:list-header>
          <text:p text:style-name="P22"/>
        </text:list-header>
      </text:list>
      <text:p text:style-name="P3">La combinazione del principio dell'astrazione dati con la tecnica dell'incapsulamento suggerisce che:</text:p>
      <text:list xml:id="list40309245" text:continue-numbering="true" text:style-name="L10">
        <text:list-item>
          <text:p text:style-name="P22">la rappresentazione del dato va nascosta</text:p>
        </text:list-item>
        <text:list-item>
          <text:p text:style-name="P22">l'accesso al dato deve passare solo attraverso operazioni lecite</text:p>
        </text:list-item>
        <text:list-item>
          <text:p text:style-name="P22">le operazioni lecite, che ovviamente devono avere accesso alla informazione sulla rappresentazione del dato, vanno impacchettate con la rappresentazione del dato stesso</text:p>
        </text:list-item>
      </text:list>
      <text:p text:style-name="P3"/>
      <text:p text:style-name="P3">I principi che consentono di mettere in pratica uno stile di programmazione rigoroso si basano su:</text:p>
      <text:list xml:id="list35444543" text:style-name="L12">
        <text:list-item>
          <text:p text:style-name="P13"><text:span text:style-name="T2">Astrazione dei dati: non serve conoscere la rappresentazione e l</text:span><text:span text:style-name="T2">'</text:span><text:span text:style-name="T2">implementazione interna di un oggetto usarlo</text:span></text:p>
        </text:list-item>
        <text:list-item>
          <text:p text:style-name="P24">Modularità/modificabilità: l’universo è strutturato in oggetti di cui è facile cambiare la definizione</text:p>
        </text:list-item>
        <text:list-item>
          <text:p text:style-name="P24">Riutilizzabilità: poiché un oggetto è definito dal proprio comportamento, grazie ad un'interfaccia esplicita, è facile includerlo in una libreria da riutilizzare all’occorrenza</text:p>
        </text:list-item>
        <text:list-item>
          <text:p text:style-name="P13"><text:span text:style-name="T2">Leggibilità/comprensibilità: l</text:span><text:span text:style-name="T2">'</text:span><text:span text:style-name="T2">incapsulamento, la possibilità di overloading e la modularità aumentano la leggibilità di un programma</text:span></text:p>
        </text:list-item>
      </text:list>
      <text:list xml:id="list40303707" text:continue-list="list40309245" text:style-name="L10">
        <text:list-header>
          <text:p text:style-name="P22"/>
        </text:list-header>
      </text:list>
      <text:p text:style-name="P3">Grazie all'astrazione dati e all'incapsulamento un oggetto contiene ("incapsula") al suo interno gli attributi (dati) e i metodi (procedure) che accedono ai dati stessi. Lo scopo principale è dare accesso ai dati incapsulati solo attraverso i metodi definiti, nell'interfaccia, come accessibili dall'esterno. E' possibile vedere l'oggetto come una scatola nera della quale, attraverso l‘interfaccia, sappiamo cosa fa e come interagisce con l'esterno ma non come lo fa. I vantaggi principali portati sono: robustezza, indipendenza e l'estrema riusabilità degli oggetti crea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7:56:45</meta:creation-date>
    <dc:date>2012-01-03T20:17:15.76</dc:date>
    <dc:creator>luca j</dc:creator>
    <meta:editing-duration>PT16H41M</meta:editing-duration>
    <meta:editing-cycles>19</meta:editing-cycles>
    <meta:generator>OpenOffice.org/3.3$Win32 OpenOffice.org_project/330m20$Build-9567</meta:generator>
    <meta:document-statistic meta:table-count="0" meta:image-count="0" meta:object-count="0" meta:page-count="5" meta:paragraph-count="104" meta:word-count="2206" meta:character-count="14750"/>
  </office:meta>
</office:document-meta>
</file>